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8.06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s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/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w Tomorrows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igarettes After Sex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th with Dignity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’t Know Wh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ating in the Forth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w’s It Going to B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Don’t Want To Be Here Either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’s Not Over</text:p>
          </table:table-cell>
          <table:table-cell office:value-type="string" calcext:value-type="string">
            <text:p>Secondhand Serenad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ely Da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Scream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dowland</text:p>
          </table:table-cell>
          <table:table-cell office:value-type="string" calcext:value-type="string">
            <text:p>Heather Headley, Tsidii Le Loka, Ensemble – The Lion King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Me the Meaning of Being Lonel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eone Like You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ars in Heaven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Drugs Don’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’re Somebody Else</text:p>
          </table:table-cell>
          <table:table-cell office:value-type="string" calcext:value-type="string">
            <text:p>flora cash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r Graduation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 Downhill From Here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rchy in the U.K.</text:p>
          </table:table-cell>
          <table:table-cell office:value-type="string" calcext:value-type="string">
            <text:p>Sex Pistol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 Street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k In The U.S.S.R.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 in Japan</text:p>
          </table:table-cell>
          <table:table-cell office:value-type="string" calcext:value-type="string">
            <text:p>Alphaville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clan McKe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ystal Ball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hing Is Alright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 a Pessimist, I’m Pretty Optimistic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‘Em Hell, Ki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Me Novacaine / She’s a Rebel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k Tragedy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g Loose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 Dubai (Japanese Bonus Track)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an’t Grow Up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Got Heaven</text:p>
          </table:table-cell>
          <table:table-cell office:value-type="string" calcext:value-type="string">
            <text:p>Mannequin Pussy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s a Teenage Anarchis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’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’s Gonna Be M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lopsia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y Teeth Hurt</text:p>
          </table:table-cell>
          <table:table-cell office:value-type="string" calcext:value-type="string">
            <text:p>Ezra Fur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 Canada</text:p>
          </table:table-cell>
          <table:table-cell office:value-type="string" calcext:value-type="string">
            <text:p>The Royal Canadian Mounted Police &amp; Solois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inkiller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Universe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ncess of China</text:p>
          </table:table-cell>
          <table:table-cell office:value-type="string" calcext:value-type="string">
            <text:p>Coldplay, Riha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 Wine Supernova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et Man (I Think It’s Going To Be A Long, Long Time)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ling 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 and Sound</text:p>
          </table:table-cell>
          <table:table-cell office:value-type="string" calcext:value-type="string">
            <text:p>Capital Citi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TI-MENTAL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unny Day Real Estat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 Doesn’t Get It</text:p>
          </table:table-cell>
          <table:table-cell office:value-type="string" calcext:value-type="string">
            <text:p>The Forma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derhead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rf Wax America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TS WHAT I WANT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Vast Spoils of America (From the Badlands Through the Ocean)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is Is America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lcome To Japan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257:ListBySeason.D13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3T12:15:12.035575007</dc:date>
    <meta:editing-duration>PT28M31S</meta:editing-duration>
    <meta:editing-cycles>6</meta:editing-cycles>
    <meta:generator>LibreOffice/7.3.7.2$Linux_X86_64 LibreOffice_project/30$Build-2</meta:generator>
    <meta:document-statistic meta:table-count="1" meta:cell-count="5256" meta:object-count="0"/>
  </office:meta>
</office:document-meta>
</file>